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. of electrons in pristin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76" calcext:value-type="float">
            <text:p>476</text:p>
          </table:table-cell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1298" calcext:value-type="float">
            <text:p>129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n. of electrons in defect (without the extra one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987" calcext:value-type="float">
            <text:p>987</text:p>
          </table:table-cell>
          <table:table-cell office:value-type="float" office:value="1283" calcext:value-type="float">
            <text:p>1283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n. of valence electrons in pristin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 of valence electrons in defect (without the extra one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 differences in 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1477061264" calcext:value-type="float">
            <text:p>-6504.1477061264</text:p>
          </table:table-cell>
          <table:table-cell office:value-type="float" office:value="-12580.9337996934" calcext:value-type="float">
            <text:p>-12580.9337996934</text:p>
          </table:table-cell>
          <table:table-cell office:value-type="float" office:value="-22695.2494202207" calcext:value-type="float">
            <text:p>-22695.2494202207</text:p>
          </table:table-cell>
          <table:table-cell office:value-type="float" office:value="-41362.8185087826" calcext:value-type="float">
            <text:p>-41362.8185087826</text:p>
          </table:table-cell>
          <table:table-cell office:value-type="float" office:value="-64242.0185728311" calcext:value-type="float">
            <text:p>-64242.0185728311</text:p>
          </table:table-cell>
          <table:table-cell office:value-type="float" office:value="-99840.6947394482" calcext:value-type="float">
            <text:p>-99840.6947394482</text:p>
          </table:table-cell>
          <table:table-cell office:value-type="float" office:value="-139370.445869753" calcext:value-type="float">
            <text:p>-139370.445869753</text:p>
          </table:table-cell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8.7313202599" calcext:value-type="float">
            <text:p>-6158.7313202599</text:p>
          </table:table-cell>
          <table:table-cell office:value-type="float" office:value="-12239.9177185516" calcext:value-type="float">
            <text:p>-12239.9177185516</text:p>
          </table:table-cell>
          <table:table-cell office:value-type="float" office:value="-22354.4282200877" calcext:value-type="float">
            <text:p>-22354.4282200877</text:p>
          </table:table-cell>
          <table:table-cell office:value-type="float" office:value="-41022.0606352951" calcext:value-type="float">
            <text:p>-41022.0606352951</text:p>
          </table:table-cell>
          <table:table-cell office:value-type="float" office:value="-63901.2828771496" calcext:value-type="float">
            <text:p>-63901.2828771496</text:p>
          </table:table-cell>
          <table:table-cell office:value-type="float" office:value="-99499.9639102237" calcext:value-type="float">
            <text:p>-99499.9639102237</text:p>
          </table:table-cell>
          <table:table-cell office:value-type="float" office:value="-139029.721958929" calcext:value-type="float">
            <text:p>-139029.721958929</text:p>
          </table:table-cell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7" office:value-type="float" office:value="-340.7016893934" calcext:value-type="float">
            <text:p>-340.7016893934</text:p>
          </table:table-cell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7" office:value-type="float" office:value="-340.701325436443" calcext:value-type="float">
            <text:p>-340.7013254364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HF)</text:p>
          </table:table-cell>
          <table:table-cell/>
          <table:table-cell table:style-name="ce1" table:formula="of:=([.C13]-[.C14]-[.C15])*27.211" office:value-type="float" office:value="-128.291605729541" calcext:value-type="float">
            <text:p>-128.292</text:p>
          </table:table-cell>
          <table:table-cell table:style-name="ce1" table:formula="of:=([.D13]-[.D14]-[.D15])*27.211" office:value-type="float" office:value="-8.55491386568761" calcext:value-type="float">
            <text:p>-8.555</text:p>
          </table:table-cell>
          <table:table-cell table:style-name="ce1" table:formula="of:=([.E13]-[.E14]-[.E15])*27.211" office:value-type="float" office:value="-3.25200673533765" calcext:value-type="float">
            <text:p>-3.252</text:p>
          </table:table-cell>
          <table:table-cell table:style-name="ce1" table:formula="of:=([.F13]-[.F14]-[.F15])*27.211" office:value-type="float" office:value="-1.5288253845208" calcext:value-type="float">
            <text:p>-1.529</text:p>
          </table:table-cell>
          <table:table-cell table:style-name="ce1" table:formula="of:=([.G13]-[.G14]-[.G15])*27.211" office:value-type="float" office:value="-0.925345105443919" calcext:value-type="float">
            <text:p>-0.925</text:p>
          </table:table-cell>
          <table:table-cell table:style-name="ce1" table:formula="of:=([.H13]-[.H14]-[.H15])*27.211" office:value-type="float" office:value="-0.792923944055821" calcext:value-type="float">
            <text:p>-0.793</text:p>
          </table:table-cell>
          <table:table-cell table:style-name="ce1" table:formula="of:=([.I13]-[.I14]-[.I15])*27.211" office:value-type="float" office:value="-0.60466734852948" calcext:value-type="float">
            <text:p>-0.605</text:p>
          </table:table-cell>
        </table:table-row>
        <table:table-row table:style-name="ro1">
          <table:table-cell office:value-type="string" calcext:value-type="string">
            <text:p>Formation1 (RHF)</text:p>
          </table:table-cell>
          <table:table-cell/>
          <table:table-cell table:style-name="ce1" table:formula="of:=([.C13]-[.C14]-[.C16])*27.211" office:value-type="float" office:value="-128.301509362297" calcext:value-type="float">
            <text:p>-128.302</text:p>
          </table:table-cell>
          <table:table-cell table:style-name="ce1" table:formula="of:=([.D13]-[.D14]-[.D16])*27.211" office:value-type="float" office:value="-8.56481749844345" calcext:value-type="float">
            <text:p>-8.565</text:p>
          </table:table-cell>
          <table:table-cell table:style-name="ce1" table:formula="of:=([.E13]-[.E14]-[.E16])*27.211" office:value-type="float" office:value="-3.26191036809349" calcext:value-type="float">
            <text:p>-3.262</text:p>
          </table:table-cell>
          <table:table-cell table:style-name="ce1" table:formula="of:=([.F13]-[.F14]-[.F16])*27.211" office:value-type="float" office:value="-1.53872901727664" calcext:value-type="float">
            <text:p>-1.539</text:p>
          </table:table-cell>
          <table:table-cell table:style-name="ce1" table:formula="of:=([.G13]-[.G14]-[.G16])*27.211" office:value-type="float" office:value="-0.935248738199758" calcext:value-type="float">
            <text:p>-0.935</text:p>
          </table:table-cell>
          <table:table-cell table:style-name="ce1" table:formula="of:=([.H13]-[.H14]-[.H16])*27.211" office:value-type="float" office:value="-0.80282757681166" calcext:value-type="float">
            <text:p>-0.803</text:p>
          </table:table-cell>
          <table:table-cell table:style-name="ce1" table:formula="of:=([.I13]-[.I14]-[.I16])*27.211" office:value-type="float" office:value="-0.614570981285318" calcext:value-type="float">
            <text:p>-0.61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013941584" calcext:value-type="float">
            <text:p>-1.5013941584</text:p>
          </table:table-cell>
          <table:table-cell office:value-type="float" office:value="-2.9149761162" calcext:value-type="float">
            <text:p>-2.9149761162</text:p>
          </table:table-cell>
          <table:table-cell office:value-type="float" office:value="-4.4038936153" calcext:value-type="float">
            <text:p>-4.4038936153</text:p>
          </table:table-cell>
          <table:table-cell office:value-type="float" office:value="-6.6681092411" calcext:value-type="float">
            <text:p>-6.6681092411</text:p>
          </table:table-cell>
          <table:table-cell office:value-type="float" office:value="-8.7393164743" calcext:value-type="float">
            <text:p>-8.739316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938937954" calcext:value-type="float">
            <text:p>-1.3938937954</text:p>
          </table:table-cell>
          <table:table-cell office:value-type="float" office:value="-2.8201065059" calcext:value-type="float">
            <text:p>-2.8201065059</text:p>
          </table:table-cell>
          <table:table-cell office:value-type="float" office:value="-4.3041577505" calcext:value-type="float">
            <text:p>-4.3041577505</text:p>
          </table:table-cell>
          <table:table-cell office:value-type="float" office:value="-6.5708352656" calcext:value-type="float">
            <text:p>-6.5708352656</text:p>
          </table:table-cell>
          <table:table-cell office:value-type="float" office:value="-8.6412876484" calcext:value-type="float">
            <text:p>-8.641287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5" office:value-type="float" office:value="-0.068526718402" calcext:value-type="float">
            <text:p>-0.06852671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5" office:value-type="float" office:value="-0.068653207252" calcext:value-type="float">
            <text:p>-0.0686532072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mation1 (UMP2)</text:p>
          </table:table-cell>
          <table:table-cell/>
          <table:table-cell table:style-name="ce1" table:formula="of:=([.C29]-[.C30]-[.C31])*27.211" office:value-type="float" office:value="-1.06051184315618" calcext:value-type="float">
            <text:p>-1.061</text:p>
          </table:table-cell>
          <table:table-cell table:style-name="ce1" table:formula="of:=([.D29]-[.D30]-[.D31])*27.211" office:value-type="float" office:value="-0.716816431436477" calcext:value-type="float">
            <text:p>-0.717</text:p>
          </table:table-cell>
          <table:table-cell table:style-name="ce1" table:formula="of:=([.E29]-[.E30]-[.E31])*27.211" office:value-type="float" office:value="-0.849232082635989" calcext:value-type="float">
            <text:p>-0.849</text:p>
          </table:table-cell>
          <table:table-cell table:style-name="ce1" table:formula="of:=([.F29]-[.F30]-[.F31])*27.211" office:value-type="float" office:value="-0.782241612893661" calcext:value-type="float">
            <text:p>-0.782</text:p>
          </table:table-cell>
          <table:table-cell table:style-name="ce1" table:formula="of:=([.G29]-[.G30]-[.G31])*27.211" office:value-type="float" office:value="-0.802781847128083" calcext:value-type="float">
            <text:p>-0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1 (RMP2)</text:p>
          </table:table-cell>
          <table:table-cell/>
          <table:table-cell table:style-name="ce1" table:formula="of:=([.C29]-[.C30]-[.C32])*27.211" office:value-type="float" office:value="-1.05706995505883" calcext:value-type="float">
            <text:p>-1.057</text:p>
          </table:table-cell>
          <table:table-cell table:style-name="ce1" table:formula="of:=([.D29]-[.D30]-[.D32])*27.211" office:value-type="float" office:value="-0.713374543339127" calcext:value-type="float">
            <text:p>-0.713</text:p>
          </table:table-cell>
          <table:table-cell table:style-name="ce1" table:formula="of:=([.E29]-[.E30]-[.E32])*27.211" office:value-type="float" office:value="-0.845790194538639" calcext:value-type="float">
            <text:p>-0.846</text:p>
          </table:table-cell>
          <table:table-cell table:style-name="ce1" table:formula="of:=([.F29]-[.F30]-[.F32])*27.211" office:value-type="float" office:value="-0.778799724796311" calcext:value-type="float">
            <text:p>-0.779</text:p>
          </table:table-cell>
          <table:table-cell table:style-name="ce1" table:formula="of:=([.G29]-[.G30]-[.G32])*27.211" office:value-type="float" office:value="-0.799339959030733" calcext:value-type="float">
            <text:p>-0.799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41889151" calcext:value-type="float">
            <text:p>-1.728141889151</text:p>
          </table:table-cell>
          <table:table-cell office:value-type="float" office:value="-3.299408528988" calcext:value-type="float">
            <text:p>-3.29940852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981946982" calcext:value-type="float">
            <text:p>-1.607981946982</text:p>
          </table:table-cell>
          <table:table-cell office:value-type="float" office:value="-3.195486125557" calcext:value-type="float">
            <text:p>-3.195486125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number-columns-repeated="2" office:value-type="float" office:value="-0.088579233772" calcext:value-type="float">
            <text:p>-0.088579233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number-columns-repeated="2" office:value-type="float" office:value="-0.088471354467" calcext:value-type="float">
            <text:p>-0.088471354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43]-[.C44]-[.C45])*27.211" office:value-type="float" office:value="-0.859342656190769" calcext:value-type="float">
            <text:p>-0.859</text:p>
          </table:table-cell>
          <table:table-cell table:style-name="ce1" table:formula="of:=([.D43]-[.D44]-[.D45])*27.211" office:value-type="float" office:value="-0.417502989591049" calcext:value-type="float">
            <text:p>-0.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43]-[.C44]-[.C46])*27.211" office:value-type="float" office:value="-0.862278159959124" calcext:value-type="float">
            <text:p>-0.862</text:p>
          </table:table-cell>
          <table:table-cell table:style-name="ce1" table:formula="of:=([.D43]-[.D44]-[.D46])*27.211" office:value-type="float" office:value="-0.420438493359404" calcext:value-type="float">
            <text:p>-0.42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CSD-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48]-[.C34]" office:value-type="float" office:value="0.201169186965409" calcext:value-type="float">
            <text:p>0.201</text:p>
          </table:table-cell>
          <table:table-cell table:style-name="ce1" table:formula="of:=[.D48]-[.D34]" office:value-type="float" office:value="0.299313441845428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49]-[.C35]" office:value-type="float" office:value="0.194791795099704" calcext:value-type="float">
            <text:p>0.195</text:p>
          </table:table-cell>
          <table:table-cell table:style-name="ce1" table:formula="of:=[.D49]-[.D35]" office:value-type="float" office:value="0.292936049979723" calcext:value-type="float">
            <text:p>0.29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CSD(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55368731118" calcext:value-type="float">
            <text:p>-1.755368731118</text:p>
          </table:table-cell>
          <table:table-cell office:value-type="float" office:value="-3.360052281195" calcext:value-type="float">
            <text:p>-3.36005228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33485371248" calcext:value-type="float">
            <text:p>-1.633485371248</text:p>
          </table:table-cell>
          <table:table-cell office:value-type="float" office:value="-3.255426980661" calcext:value-type="float">
            <text:p>-3.25542698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(T)) </text:p>
          </table:table-cell>
          <table:table-cell/>
          <table:table-cell table:number-columns-repeated="2" office:value-type="float" office:value="-0.087894622062" calcext:value-type="float">
            <text:p>-0.087894622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(T))</text:p>
          </table:table-cell>
          <table:table-cell/>
          <table:table-cell table:number-columns-repeated="2" office:value-type="float" office:value="-0.087816364836" calcext:value-type="float">
            <text:p>-0.0878163648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([.C58]-[.C59]-[.C60])*27.211" office:value-type="float" office:value="-0.924867544493488" calcext:value-type="float">
            <text:p>-0.925</text:p>
          </table:table-cell>
          <table:table-cell table:style-name="ce1" table:formula="of:=([.D58]-[.D59]-[.D60])*27.211" office:value-type="float" office:value="-0.455258491901601" calcext:value-type="float">
            <text:p>-0.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([.C58]-[.C59]-[.C61])*27.211" office:value-type="float" office:value="-0.926997001870173" calcext:value-type="float">
            <text:p>-0.927</text:p>
          </table:table-cell>
          <table:table-cell table:style-name="ce1" table:formula="of:=([.D58]-[.D59]-[.D61])*27.211" office:value-type="float" office:value="-0.457387949278287" calcext:value-type="float">
            <text:p>-0.45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(T))</text:p>
          </table:table-cell>
          <table:table-cell/>
          <table:table-cell table:style-name="ce1" table:formula="of:=[.C63]-[.C48]" office:value-type="float" office:value="-0.0655248883027192" calcext:value-type="float">
            <text:p>-0.066</text:p>
          </table:table-cell>
          <table:table-cell table:style-name="ce1" table:formula="of:=[.D63]-[.D48]" office:value-type="float" office:value="-0.0377555023105519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(T))</text:p>
          </table:table-cell>
          <table:table-cell/>
          <table:table-cell table:style-name="ce1" table:formula="of:=[.C64]-[.C49]" office:value-type="float" office:value="-0.0647188419110499" calcext:value-type="float">
            <text:p>-0.065</text:p>
          </table:table-cell>
          <table:table-cell table:style-name="ce1" table:formula="of:=[.D64]-[.D49]" office:value-type="float" office:value="-0.0369494559188828" calcext:value-type="float">
            <text:p>-0.0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S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table:formula="of:=-6505.99860165235- -6504.14770612706" office:value-type="float" office:value="-1.85089552529007" calcext:value-type="float">
            <text:p>-1.85089552529007</text:p>
          </table:table-cell>
          <table:table-cell table:formula="of:=-12584.4714393099- -12580.9337996959" office:value-type="float" office:value="-3.537639614" calcext:value-type="float">
            <text:p>-3.537639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table:formula="of:=-6160.4531323568- -6158.73132026016" office:value-type="float" office:value="-1.72181209663995" calcext:value-type="float">
            <text:p>-1.72181209663995</text:p>
          </table:table-cell>
          <table:table-cell table:formula="of:=-12243.3436837205- -12239.9177185531" office:value-type="float" office:value="-3.42596516740014" calcext:value-type="float">
            <text:p>-3.42596516740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DCSD) </text:p>
          </table:table-cell>
          <table:table-cell/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formula="of:=-340.79944694316- -340.701325436444" office:value-type="float" office:value="-0.0981215067159837" calcext:value-type="float">
            <text:p>-0.0981215067159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DCSD)</text:p>
          </table:table-cell>
          <table:table-cell/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formula="of:=-340.799271471333- -340.701325436444" office:value-type="float" office:value="-0.0979460348889916" calcext:value-type="float">
            <text:p>-0.09794603488899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([.C73]-[.C74]-[.C75])*27.211" office:value-type="float" office:value="-0.842504857626026" calcext:value-type="float">
            <text:p>-0.843</text:p>
          </table:table-cell>
          <table:table-cell table:style-name="ce1" table:formula="of:=([.D73]-[.D74]-[.D75])*27.211" office:value-type="float" office:value="-0.368789047180254" calcext:value-type="float">
            <text:p>-0.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([.C73]-[.C74]-[.C76])*27.211" office:value-type="float" office:value="-0.84727962151031" calcext:value-type="float">
            <text:p>-0.847</text:p>
          </table:table-cell>
          <table:table-cell table:style-name="ce1" table:formula="of:=([.D73]-[.D74]-[.D76])*27.211" office:value-type="float" office:value="-0.373563811064539" calcext:value-type="float">
            <text:p>-0.37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63]-[.C78]" office:value-type="float" office:value="-0.0823626868674621" calcext:value-type="float">
            <text:p>-0.082</text:p>
          </table:table-cell>
          <table:table-cell table:style-name="ce1" table:formula="of:=[.D63]-[.D78]" office:value-type="float" office:value="-0.0864694447213468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64]-[.C79]" office:value-type="float" office:value="-0.0797173803598636" calcext:value-type="float">
            <text:p>-0.080</text:p>
          </table:table-cell>
          <table:table-cell table:style-name="ce1" table:formula="of:=[.D64]-[.D79]" office:value-type="float" office:value="-0.0838241382137477" calcext:value-type="float">
            <text:p>-0.0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676237363767" calcext:value-type="float">
            <text:p>-1.676237363767</text:p>
          </table:table-cell>
          <table:table-cell office:value-type="float" office:value="-3.191892508801" calcext:value-type="float">
            <text:p>-3.19189250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559843657311" calcext:value-type="float">
            <text:p>-1.559843657311</text:p>
          </table:table-cell>
          <table:table-cell office:value-type="float" office:value="-3.090116893455" calcext:value-type="float">
            <text:p>-3.09011689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CCSD) </text:p>
          </table:table-cell>
          <table:table-cell/>
          <table:table-cell table:number-columns-repeated="2" office:value-type="float" office:value="-0.086180140131" calcext:value-type="float">
            <text:p>-0.08618014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CCSD)</text:p>
          </table:table-cell>
          <table:table-cell/>
          <table:table-cell table:number-columns-repeated="2" office:value-type="float" office:value="-0.086080266982" calcext:value-type="float">
            <text:p>-0.0860802669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([.C88]-[.C89]-[.C90])*27.211" office:value-type="float" office:value="-0.822141353269578" calcext:value-type="float">
            <text:p>-0.822</text:p>
          </table:table-cell>
          <table:table-cell table:style-name="ce1" table:formula="of:=([.D88]-[.D89]-[.D90])*27.211" office:value-type="float" office:value="-0.424368476075374" calcext:value-type="float">
            <text:p>-0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([.C88]-[.C89]-[.C91])*27.211" office:value-type="float" office:value="-0.824859001527017" calcext:value-type="float">
            <text:p>-0.825</text:p>
          </table:table-cell>
          <table:table-cell table:style-name="ce1" table:formula="of:=([.D88]-[.D89]-[.D91])*27.211" office:value-type="float" office:value="-0.427086124332813" calcext:value-type="float">
            <text:p>-0.42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CSD(T)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CCSD)</text:p>
          </table:table-cell>
          <table:table-cell/>
          <table:table-cell table:style-name="ce1" table:formula="of:=[.C63]-[.C93]" office:value-type="float" office:value="-0.10272619122391" calcext:value-type="float">
            <text:p>-0.103</text:p>
          </table:table-cell>
          <table:table-cell table:style-name="ce1" table:formula="of:=[.D63]-[.D93]" office:value-type="float" office:value="-0.0308900158262269" calcext:value-type="float">
            <text:p>-0.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CCSD)</text:p>
          </table:table-cell>
          <table:table-cell/>
          <table:table-cell table:style-name="ce1" table:formula="of:=[.C64]-[.C94]" office:value-type="float" office:value="-0.102138000343156" calcext:value-type="float">
            <text:p>-0.102</text:p>
          </table:table-cell>
          <table:table-cell table:style-name="ce1" table:formula="of:=[.D64]-[.D94]" office:value-type="float" office:value="-0.0303018249454737" calcext:value-type="float">
            <text:p>-0.03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46564" calcext:value-type="float">
            <text:p>-1.46564</text:p>
          </table:table-cell>
          <table:table-cell office:value-type="float" office:value="-2.82079" calcext:value-type="float">
            <text:p>-2.82079</text:p>
          </table:table-cell>
          <table:table-cell office:value-type="float" office:value="-4.24565" calcext:value-type="float">
            <text:p>-4.24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36593" calcext:value-type="float">
            <text:p>-1.36593</text:p>
          </table:table-cell>
          <table:table-cell office:value-type="float" office:value="-2.7363" calcext:value-type="float">
            <text:p>-2.7363</text:p>
          </table:table-cell>
          <table:table-cell office:value-type="float" office:value="-4.15861" calcext:value-type="float">
            <text:p>-4.1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06]-[.C107]-[.C108])*27.211" office:value-type="float" office:value="-1.05115560328348" calcext:value-type="float">
            <text:p>-1.051</text:p>
          </table:table-cell>
          <table:table-cell table:style-name="ce1" table:formula="of:=([.D106]-[.D107]-[.D108])*27.211" office:value-type="float" office:value="-0.637004183283489" calcext:value-type="float">
            <text:p>-0.637</text:p>
          </table:table-cell>
          <table:table-cell table:style-name="ce1" table:formula="of:=([.E106]-[.E107]-[.E108])*27.211" office:value-type="float" office:value="-0.706392233283484" calcext:value-type="float">
            <text:p>-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06]-[.C107]-[.C109])*27.211" office:value-type="float" office:value="-1.04935961755534" calcext:value-type="float">
            <text:p>-1.049</text:p>
          </table:table-cell>
          <table:table-cell table:style-name="ce1" table:formula="of:=([.D106]-[.D107]-[.D109])*27.211" office:value-type="float" office:value="-0.635208197555344" calcext:value-type="float">
            <text:p>-0.635</text:p>
          </table:table-cell>
          <table:table-cell table:style-name="ce1" table:formula="of:=([.E106]-[.E107]-[.E109])*27.211" office:value-type="float" office:value="-0.704596247555339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72817" calcext:value-type="float">
            <text:p>-1.72817</text:p>
          </table:table-cell>
          <table:table-cell office:value-type="float" office:value="-3.29435" calcext:value-type="float">
            <text:p>-3.29435</text:p>
          </table:table-cell>
          <table:table-cell office:value-type="float" office:value="-4.92846" calcext:value-type="float">
            <text:p>-4.9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60738" calcext:value-type="float">
            <text:p>-1.60738</text:p>
          </table:table-cell>
          <table:table-cell office:value-type="float" office:value="-3.19184" calcext:value-type="float">
            <text:p>-3.19184</text:p>
          </table:table-cell>
          <table:table-cell office:value-type="float" office:value="-4.82316" calcext:value-type="float">
            <text:p>-4.8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16]-[.C117]-[.C118])*27.211" office:value-type="float" office:value="-1.1262476822602" calcext:value-type="float">
            <text:p>-1.126</text:p>
          </table:table-cell>
          <table:table-cell table:style-name="ce1" table:formula="of:=([.D116]-[.D117]-[.D118])*27.211" office:value-type="float" office:value="-0.628830602260201" calcext:value-type="float">
            <text:p>-0.629</text:p>
          </table:table-cell>
          <table:table-cell table:style-name="ce1" table:formula="of:=([.E116]-[.E117]-[.E118])*27.211" office:value-type="float" office:value="-0.704749292260215" calcext:value-type="float">
            <text:p>-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16]-[.C117]-[.C119])*27.211" office:value-type="float" office:value="-1.12689878325866" calcext:value-type="float">
            <text:p>-1.127</text:p>
          </table:table-cell>
          <table:table-cell table:style-name="ce1" table:formula="of:=([.D116]-[.D117]-[.D119])*27.211" office:value-type="float" office:value="-0.629481703258661" calcext:value-type="float">
            <text:p>-0.629</text:p>
          </table:table-cell>
          <table:table-cell table:style-name="ce1" table:formula="of:=([.E116]-[.E117]-[.E119])*27.211" office:value-type="float" office:value="-0.705400393258675" calcext:value-type="float">
            <text:p>-0.7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21]-[.C111]" office:value-type="float" office:value="-0.0750920789767136" calcext:value-type="float">
            <text:p>-0.075</text:p>
          </table:table-cell>
          <table:table-cell table:style-name="ce1" table:formula="of:=[.D121]-[.D111]" office:value-type="float" office:value="0.00817358102328813" calcext:value-type="float">
            <text:p>0.008</text:p>
          </table:table-cell>
          <table:table-cell table:style-name="ce1" table:formula="of:=[.E121]-[.E111]" office:value-type="float" office:value="0.00164294102326956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22]-[.C112]" office:value-type="float" office:value="-0.0775391657033189" calcext:value-type="float">
            <text:p>-0.078</text:p>
          </table:table-cell>
          <table:table-cell table:style-name="ce1" table:formula="of:=[.D122]-[.D112]" office:value-type="float" office:value="0.00572649429668293" calcext:value-type="float">
            <text:p>0.006</text:p>
          </table:table-cell>
          <table:table-cell table:style-name="ce1" table:formula="of:=[.E122]-[.E112]" office:value-type="float" office:value="-0.000804145703335646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29442" calcext:value-type="float">
            <text:p>-1.29442</text:p>
          </table:table-cell>
          <table:table-cell office:value-type="float" office:value="-2.43414" calcext:value-type="float">
            <text:p>-2.43414</text:p>
          </table:table-cell>
          <table:table-cell office:value-type="float" office:value="-3.62653" calcext:value-type="float">
            <text:p>-3.6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2232" calcext:value-type="float">
            <text:p>-1.2232</text:p>
          </table:table-cell>
          <table:table-cell office:value-type="float" office:value="-2.3788" calcext:value-type="float">
            <text:p>-2.3788</text:p>
          </table:table-cell>
          <table:table-cell office:value-type="float" office:value="-3.57106" calcext:value-type="float">
            <text:p>-3.5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61080195756" calcext:value-type="float">
            <text:p>-0.06108019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61146197951" calcext:value-type="float">
            <text:p>-0.06114619795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31]-[.C132]-[.C133])*27.211" office:value-type="float" office:value="-0.27591421328348" calcext:value-type="float">
            <text:p>-0.276</text:p>
          </table:table-cell>
          <table:table-cell table:style-name="ce1" table:formula="of:=([.D131]-[.D132]-[.D133])*27.211" office:value-type="float" office:value="0.156196466716512" calcext:value-type="float">
            <text:p>0.156</text:p>
          </table:table-cell>
          <table:table-cell table:style-name="ce1" table:formula="of:=([.E131]-[.E132]-[.E133])*27.211" office:value-type="float" office:value="0.152659036716525" calcext:value-type="float">
            <text:p>0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31]-[.C132]-[.C134])*27.211" office:value-type="float" office:value="-0.274118227555335" calcext:value-type="float">
            <text:p>-0.274</text:p>
          </table:table-cell>
          <table:table-cell table:style-name="ce1" table:formula="of:=([.D131]-[.D132]-[.D134])*27.211" office:value-type="float" office:value="0.157992452444656" calcext:value-type="float">
            <text:p>0.158</text:p>
          </table:table-cell>
          <table:table-cell table:style-name="ce1" table:formula="of:=([.E131]-[.E132]-[.E134])*27.211" office:value-type="float" office:value="0.15445502244467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[.C111]-[.C136]" office:value-type="float" office:value="-0.77524139" calcext:value-type="float">
            <text:p>-0.775</text:p>
          </table:table-cell>
          <table:table-cell table:style-name="ce1" table:formula="of:=[.D111]-[.D136]" office:value-type="float" office:value="-0.793200650000001" calcext:value-type="float">
            <text:p>-0.793</text:p>
          </table:table-cell>
          <table:table-cell table:style-name="ce1" table:formula="of:=[.E111]-[.E136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[.C112]-[.C137]" office:value-type="float" office:value="-0.775241390000005" calcext:value-type="float">
            <text:p>-0.775</text:p>
          </table:table-cell>
          <table:table-cell table:style-name="ce1" table:formula="of:=[.D112]-[.D137]" office:value-type="float" office:value="-0.79320065" calcext:value-type="float">
            <text:p>-0.793</text:p>
          </table:table-cell>
          <table:table-cell table:style-name="ce1" table:formula="of:=[.E112]-[.E137]" office:value-type="float" office:value="-0.859051270000009" calcext:value-type="float">
            <text:p>-0.85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stro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55695" calcext:value-type="float">
            <text:p>-1.55695</text:p>
          </table:table-cell>
          <table:table-cell office:value-type="float" office:value="-2.9077" calcext:value-type="float">
            <text:p>-2.9077</text:p>
          </table:table-cell>
          <table:table-cell office:value-type="float" office:value="-4.30934" calcext:value-type="float">
            <text:p>-4.30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46464" calcext:value-type="float">
            <text:p>-1.46464</text:p>
          </table:table-cell>
          <table:table-cell office:value-type="float" office:value="-2.83434" calcext:value-type="float">
            <text:p>-2.83434</text:p>
          </table:table-cell>
          <table:table-cell office:value-type="float" office:value="-4.23562" calcext:value-type="float">
            <text:p>-4.2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79400573582" calcext:value-type="float">
            <text:p>-0.07940057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79376645722" calcext:value-type="float">
            <text:p>-0.0793766457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46]-[.C147]-[.C148])*27.211" office:value-type="float" office:value="-0.351278402260201" calcext:value-type="float">
            <text:p>-0.351</text:p>
          </table:table-cell>
          <table:table-cell table:style-name="ce1" table:formula="of:=([.D146]-[.D147]-[.D148])*27.211" office:value-type="float" office:value="0.1643700477398" calcext:value-type="float">
            <text:p>0.164</text:p>
          </table:table-cell>
          <table:table-cell table:style-name="ce1" table:formula="of:=([.E146]-[.E147]-[.E148])*27.211" office:value-type="float" office:value="0.154574087739808" calcext:value-type="float">
            <text:p>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46]-[.C147]-[.C149])*27.211" office:value-type="float" office:value="-0.351929503258661" calcext:value-type="float">
            <text:p>-0.352</text:p>
          </table:table-cell>
          <table:table-cell table:style-name="ce1" table:formula="of:=([.D146]-[.D147]-[.D149])*27.211" office:value-type="float" office:value="0.163718946741339" calcext:value-type="float">
            <text:p>0.164</text:p>
          </table:table-cell>
          <table:table-cell table:style-name="ce1" table:formula="of:=([.E146]-[.E147]-[.E149])*27.211" office:value-type="float" office:value="0.153922986741348" calcext:value-type="float">
            <text:p>0.15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151]-[.C136]" office:value-type="float" office:value="-0.0753641889767214" calcext:value-type="float">
            <text:p>-0.075</text:p>
          </table:table-cell>
          <table:table-cell table:style-name="ce1" table:formula="of:=[.D151]-[.D136]" office:value-type="float" office:value="0.00817358102328813" calcext:value-type="float">
            <text:p>0.008</text:p>
          </table:table-cell>
          <table:table-cell table:style-name="ce1" table:formula="of:=[.E151]-[.E136]" office:value-type="float" office:value="0.0019150510232834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152]-[.C137]" office:value-type="float" office:value="-0.0778112757033266" calcext:value-type="float">
            <text:p>-0.078</text:p>
          </table:table-cell>
          <table:table-cell table:style-name="ce1" table:formula="of:=[.D152]-[.D137]" office:value-type="float" office:value="0.00572649429668295" calcext:value-type="float">
            <text:p>0.006</text:p>
          </table:table-cell>
          <table:table-cell table:style-name="ce1" table:formula="of:=[.E152]-[.E137]" office:value-type="float" office:value="-0.000532035703321804" calcext:value-type="float">
            <text:p>-0.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 wea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[.C121]-[.C151]" office:value-type="float" office:value="-0.774969279999999" calcext:value-type="float">
            <text:p>-0.775</text:p>
          </table:table-cell>
          <table:table-cell table:style-name="ce1" table:formula="of:=[.D121]-[.D151]" office:value-type="float" office:value="-0.793200650000001" calcext:value-type="float">
            <text:p>-0.793</text:p>
          </table:table-cell>
          <table:table-cell table:style-name="ce1" table:formula="of:=[.E121]-[.E151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[.C122]-[.C152]" office:value-type="float" office:value="-0.774969279999999" calcext:value-type="float">
            <text:p>-0.775</text:p>
          </table:table-cell>
          <table:table-cell table:style-name="ce1" table:formula="of:=[.D122]-[.D152]" office:value-type="float" office:value="-0.79320065" calcext:value-type="float">
            <text:p>-0.793</text:p>
          </table:table-cell>
          <table:table-cell table:style-name="ce1" table:formula="of:=[.E122]-[.E152]" office:value-type="float" office:value="-0.859323380000023" calcext:value-type="float">
            <text:p>-0.85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 (without the lone pairs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Z bas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F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6504.4409295817" calcext:value-type="float">
            <text:p>-6504.4409295817</text:p>
          </table:table-cell>
          <table:table-cell office:value-type="float" office:value="-12579.003213181" calcext:value-type="float">
            <text:p>-12579.003213181</text:p>
          </table:table-cell>
          <table:table-cell office:value-type="float" office:value="-13420.64316473" calcext:value-type="float">
            <text:p>-13420.64316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6159.0585193769" calcext:value-type="float">
            <text:p>-6159.0585193769</text:p>
          </table:table-cell>
          <table:table-cell office:value-type="float" office:value="-12237.9775154243" calcext:value-type="float">
            <text:p>-12237.9775154243</text:p>
          </table:table-cell>
          <table:table-cell office:value-type="float" office:value="-13079.73867446" calcext:value-type="float">
            <text:p>-13079.7386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UHF) </text:p>
          </table:table-cell>
          <table:table-cell/>
          <table:table-cell table:number-columns-repeated="3" office:value-type="float" office:value="-340.702446494215" calcext:value-type="float">
            <text:p>-340.70244649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OHF)</text:p>
          </table:table-cell>
          <table:table-cell/>
          <table:table-cell table:number-columns-repeated="3" office:value-type="float" office:value="-340.70206905695" calcext:value-type="float">
            <text:p>-340.702069056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HF)</text:p>
          </table:table-cell>
          <table:table-cell/>
          <table:table-cell table:style-name="ce1" table:formula="of:=([.C172]-[.C173]-[.C174])*27.211" office:value-type="float" office:value="-127.346492528733" calcext:value-type="float">
            <text:p>-127.346</text:p>
          </table:table-cell>
          <table:table-cell table:style-name="ce1" table:formula="of:=([.D172]-[.D173]-[.D174])*27.211" office:value-type="float" office:value="-8.79599010349408" calcext:value-type="float">
            <text:p>-8.796</text:p>
          </table:table-cell>
          <table:table-cell table:style-name="ce1" table:formula="of:=([.E172]-[.E173]-[.E174])*27.211" office:value-type="float" office:value="-5.49781318285471" calcext:value-type="float">
            <text:p>-5.49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HF)</text:p>
          </table:table-cell>
          <table:table-cell/>
          <table:table-cell table:style-name="ce1" table:formula="of:=([.C172]-[.C173]-[.C175])*27.211" office:value-type="float" office:value="-127.356762974151" calcext:value-type="float">
            <text:p>-127.357</text:p>
          </table:table-cell>
          <table:table-cell table:style-name="ce1" table:formula="of:=([.D172]-[.D173]-[.D175])*27.211" office:value-type="float" office:value="-8.80626054891203" calcext:value-type="float">
            <text:p>-8.806</text:p>
          </table:table-cell>
          <table:table-cell table:style-name="ce1" table:formula="of:=([.E172]-[.E173]-[.E175])*27.211" office:value-type="float" office:value="-5.50808362827266" calcext:value-type="float">
            <text:p>-5.508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oni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893117657" calcext:value-type="float">
            <text:p>-1.9893117657</text:p>
          </table:table-cell>
          <table:table-cell office:value-type="float" office:value="-3.8583452309" calcext:value-type="float">
            <text:p>-3.8583452309</text:p>
          </table:table-cell>
          <table:table-cell office:value-type="float" office:value="-5.0552983619" calcext:value-type="float">
            <text:p>-5.0552983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685663177" calcext:value-type="float">
            <text:p>-1.8685663177</text:p>
          </table:table-cell>
          <table:table-cell office:value-type="float" office:value="-3.741578925" calcext:value-type="float">
            <text:p>-3.74157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3" office:value-type="float" office:value="-0.084565653281" calcext:value-type="float">
            <text:p>-0.08456565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3" office:value-type="float" office:value="-0.084746928588" calcext:value-type="float">
            <text:p>-0.0847469285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187]-[.C188]-[.C189])*27.211" office:value-type="float" office:value="-0.984488394098705" calcext:value-type="float">
            <text:p>-0.984</text:p>
          </table:table-cell>
          <table:table-cell table:style-name="ce1" table:formula="of:=([.D187]-[.D188]-[.D189])*27.211" office:value-type="float" office:value="-0.876211958415601" calcext:value-type="float">
            <text:p>-0.876</text:p>
          </table:table-cell>
          <table:table-cell table:style-name="ce1" table:formula="of:=([.E187]-[.E188]-[.E189])*27.211" office:value-type="float" office:value="-135.258607734232" calcext:value-type="float">
            <text:p>-135.25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187]-[.C188]-[.C190])*27.211" office:value-type="float" office:value="-0.979555711719928" calcext:value-type="float">
            <text:p>-0.980</text:p>
          </table:table-cell>
          <table:table-cell table:style-name="ce1" table:formula="of:=([.D187]-[.D188]-[.D190])*27.211" office:value-type="float" office:value="-0.871279276036824" calcext:value-type="float">
            <text:p>-0.871</text:p>
          </table:table-cell>
          <table:table-cell table:style-name="ce1" table:formula="of:=([.E187]-[.E188]-[.E190])*27.211" office:value-type="float" office:value="-135.253675051853" calcext:value-type="float">
            <text:p>-135.254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1.95759" calcext:value-type="float">
            <text:p>-1.95759</text:p>
          </table:table-cell>
          <table:table-cell office:value-type="float" office:value="-3.77679" calcext:value-type="float">
            <text:p>-3.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1.83694" calcext:value-type="float">
            <text:p>-1.83694</text:p>
          </table:table-cell>
          <table:table-cell office:value-type="float" office:value="-3.65974" calcext:value-type="float">
            <text:p>-3.6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08269849759" calcext:value-type="float">
            <text:p>-0.0826984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082757138337" calcext:value-type="float">
            <text:p>-0.082757138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200]-[.C201]-[.C202])*27.211" office:value-type="float" office:value="-1.03269833207851" calcext:value-type="float">
            <text:p>-1.033</text:p>
          </table:table-cell>
          <table:table-cell table:style-name="ce1" table:formula="of:=([.D200]-[.D201]-[.D202])*27.211" office:value-type="float" office:value="-0.934738732078507" calcext:value-type="float">
            <text:p>-0.93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200]-[.C201]-[.C203])*27.211" office:value-type="float" office:value="-1.03110265871189" calcext:value-type="float">
            <text:p>-1.031</text:p>
          </table:table-cell>
          <table:table-cell table:style-name="ce1" table:formula="of:=([.D200]-[.D201]-[.D203])*27.211" office:value-type="float" office:value="-0.933143058711889" calcext:value-type="float">
            <text:p>-0.933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fect</text:p>
          </table:table-cell>
          <table:table-cell/>
          <table:table-cell office:value-type="float" office:value="-2.25803" calcext:value-type="float">
            <text:p>-2.25803</text:p>
          </table:table-cell>
          <table:table-cell office:value-type="float" office:value="-4.31665" calcext:value-type="float">
            <text:p>-4.3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fect</text:p>
          </table:table-cell>
          <table:table-cell/>
          <table:table-cell office:value-type="float" office:value="-2.12384" calcext:value-type="float">
            <text:p>-2.12384</text:p>
          </table:table-cell>
          <table:table-cell office:value-type="float" office:value="-4.18622" calcext:value-type="float">
            <text:p>-4.1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UMP2) </text:p>
          </table:table-cell>
          <table:table-cell/>
          <table:table-cell table:number-columns-repeated="2" office:value-type="float" office:value="-0.103885401736" calcext:value-type="float">
            <text:p>-0.10388540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(RMP2)</text:p>
          </table:table-cell>
          <table:table-cell/>
          <table:table-cell table:number-columns-repeated="2" office:value-type="float" office:value="-0.103357360389" calcext:value-type="float">
            <text:p>-0.1033573603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MP2)</text:p>
          </table:table-cell>
          <table:table-cell/>
          <table:table-cell table:style-name="ce1" table:formula="of:=([.C210]-[.C211]-[.C212])*27.211" office:value-type="float" office:value="-0.824618423361711" calcext:value-type="float">
            <text:p>-0.825</text:p>
          </table:table-cell>
          <table:table-cell table:style-name="ce1" table:formula="of:=([.D210]-[.D211]-[.D212])*27.211" office:value-type="float" office:value="-0.722305063361717" calcext:value-type="float">
            <text:p>-0.72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MP2)</text:p>
          </table:table-cell>
          <table:table-cell/>
          <table:table-cell table:style-name="ce1" table:formula="of:=([.C210]-[.C211]-[.C213])*27.211" office:value-type="float" office:value="-0.838986956454928" calcext:value-type="float">
            <text:p>-0.839</text:p>
          </table:table-cell>
          <table:table-cell table:style-name="ce1" table:formula="of:=([.D210]-[.D211]-[.D213])*27.211" office:value-type="float" office:value="-0.736673596454934" calcext:value-type="float">
            <text:p>-0.737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DCSD-LMP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(UDCSD)</text:p>
          </table:table-cell>
          <table:table-cell/>
          <table:table-cell table:style-name="ce1" table:formula="of:=[.C215]-[.C205]" office:value-type="float" office:value="0.208079908716797" calcext:value-type="float">
            <text:p>0.208</text:p>
          </table:table-cell>
          <table:table-cell table:style-name="ce1" table:formula="of:=[.D215]-[.D205]" office:value-type="float" office:value="0.212433668716789" calcext:value-type="float">
            <text:p>0.2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tal (RDCSD)</text:p>
          </table:table-cell>
          <table:table-cell/>
          <table:table-cell table:style-name="ce1" table:formula="of:=[.C216]-[.C206]" office:value-type="float" office:value="0.192115702256963" calcext:value-type="float">
            <text:p>0.192</text:p>
          </table:table-cell>
          <table:table-cell table:style-name="ce1" table:formula="of:=[.D216]-[.D206]" office:value-type="float" office:value="0.196469462256955" calcext:value-type="float">
            <text:p>0.196</text:p>
          </table:table-cell>
          <table:table-cell table:style-name="ce1"/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2" table:number-columns-repeated="3" table:default-cell-style-name="ce1"/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ree</text:p>
          </table:table-cell>
          <table:table-cell table:number-columns-repeated="3"/>
          <table:table-cell table:style-name="Default" office:value-type="string" calcext:value-type="string">
            <text:p>eV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81313462" calcext:value-type="float">
            <text:p>0.1281313462</text:p>
          </table:table-cell>
          <table:table-cell office:value-type="float" office:value="0.1190469383" calcext:value-type="float">
            <text:p>0.1190469383</text:p>
          </table:table-cell>
          <table:table-cell office:value-type="float" office:value="0.1207545514" calcext:value-type="float">
            <text:p>0.1207545514</text:p>
          </table:table-cell>
          <table:table-cell/>
          <table:table-cell table:formula="of:=[.C11]*27.211" office:value-type="float" office:value="3.4865820614482" calcext:value-type="float">
            <text:p>3.487</text:p>
          </table:table-cell>
          <table:table-cell table:formula="of:=[.D11]*27.211" office:value-type="float" office:value="3.2393862380813" calcext:value-type="float">
            <text:p>3.239</text:p>
          </table:table-cell>
          <table:table-cell table:formula="of:=[.E11]*27.211" office:value-type="float" office:value="3.2858520981454" calcext:value-type="float">
            <text:p>3.286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67925725" calcext:value-type="float">
            <text:p>0.1567925725</text:p>
          </table:table-cell>
          <table:table-cell office:value-type="float" office:value="0.1386257623" calcext:value-type="float">
            <text:p>0.1386257623</text:p>
          </table:table-cell>
          <table:table-cell office:value-type="float" office:value="0.1354413146" calcext:value-type="float">
            <text:p>0.1354413146</text:p>
          </table:table-cell>
          <table:table-cell/>
          <table:table-cell table:formula="of:=[.C12]*27.211" office:value-type="float" office:value="4.2664826902975" calcext:value-type="float">
            <text:p>4.266</text:p>
          </table:table-cell>
          <table:table-cell table:formula="of:=[.D12]*27.211" office:value-type="float" office:value="3.7721456179453" calcext:value-type="float">
            <text:p>3.772</text:p>
          </table:table-cell>
          <table:table-cell table:formula="of:=[.E12]*27.211" office:value-type="float" office:value="3.6854936115806" calcext:value-type="float">
            <text:p>3.685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49181252" calcext:value-type="float">
            <text:p>0.1649181252</text:p>
          </table:table-cell>
          <table:table-cell office:value-type="float" office:value="0.1523004767" calcext:value-type="float">
            <text:p>0.1523004767</text:p>
          </table:table-cell>
          <table:table-cell office:value-type="float" office:value="0.150018845" calcext:value-type="float">
            <text:p>0.150018845</text:p>
          </table:table-cell>
          <table:table-cell/>
          <table:table-cell table:formula="of:=[.C13]*27.211" office:value-type="float" office:value="4.4875871048172" calcext:value-type="float">
            <text:p>4.488</text:p>
          </table:table-cell>
          <table:table-cell table:formula="of:=[.D13]*27.211" office:value-type="float" office:value="4.1442482714837" calcext:value-type="float">
            <text:p>4.144</text:p>
          </table:table-cell>
          <table:table-cell table:formula="of:=[.E13]*27.211" office:value-type="float" office:value="4.082162791295" calcext:value-type="float">
            <text:p>4.0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619434" calcext:value-type="float">
            <text:p>0.06619434</text:p>
          </table:table-cell>
          <table:table-cell office:value-type="float" office:value="0.0447521477" calcext:value-type="float">
            <text:p>0.0447521477</text:p>
          </table:table-cell>
          <table:table-cell table:number-columns-repeated="2"/>
          <table:table-cell table:formula="of:=[.C17]*27.211" office:value-type="float" office:value="1.80121418574" calcext:value-type="float">
            <text:p>1.801</text:p>
          </table:table-cell>
          <table:table-cell table:formula="of:=[.D17]*27.211" office:value-type="float" office:value="1.2177506910647" calcext:value-type="float">
            <text:p>1.218</text:p>
          </table:table-cell>
          <table:table-cell table:formula="of:=[.E1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0368008" calcext:value-type="float">
            <text:p>0.10368008</text:p>
          </table:table-cell>
          <table:table-cell office:value-type="float" office:value="0.0725148976" calcext:value-type="float">
            <text:p>0.0725148976</text:p>
          </table:table-cell>
          <table:table-cell table:number-columns-repeated="2"/>
          <table:table-cell table:formula="of:=[.C18]*27.211" office:value-type="float" office:value="2.82123865688" calcext:value-type="float">
            <text:p>2.821</text:p>
          </table:table-cell>
          <table:table-cell table:formula="of:=[.D18]*27.211" office:value-type="float" office:value="1.9732028785936" calcext:value-type="float">
            <text:p>1.973</text:p>
          </table:table-cell>
          <table:table-cell table:formula="of:=[.E18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137644" calcext:value-type="float">
            <text:p>0.1137644</text:p>
          </table:table-cell>
          <table:table-cell office:value-type="float" office:value="0.0834376129" calcext:value-type="float">
            <text:p>0.0834376129</text:p>
          </table:table-cell>
          <table:table-cell table:number-columns-repeated="2"/>
          <table:table-cell table:formula="of:=[.C19]*27.211" office:value-type="float" office:value="3.0956430884" calcext:value-type="float">
            <text:p>3.096</text:p>
          </table:table-cell>
          <table:table-cell table:formula="of:=[.D19]*27.211" office:value-type="float" office:value="2.2704208846219" calcext:value-type="float">
            <text:p>2.270</text:p>
          </table:table-cell>
          <table:table-cell table:formula="of:=[.E19]*27.211" office:value-type="float" office:value="0" calcext:value-type="float">
            <text:p>0.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OM-CCS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833599" calcext:value-type="float">
            <text:p>0.0833599</text:p>
          </table:table-cell>
          <table:table-cell office:value-type="float" office:value="0.0716464316" calcext:value-type="float">
            <text:p>0.0716464316</text:p>
          </table:table-cell>
          <table:table-cell table:number-columns-repeated="2"/>
          <table:table-cell table:formula="of:=[.C23]*27.211" office:value-type="float" office:value="2.2683062389" calcext:value-type="float">
            <text:p>2.268</text:p>
          </table:table-cell>
          <table:table-cell table:formula="of:=[.D23]*27.211" office:value-type="float" office:value="1.9495710502676" calcext:value-type="float">
            <text:p>1.95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1826956" calcext:value-type="float">
            <text:p>0.11826956</text:p>
          </table:table-cell>
          <table:table-cell office:value-type="float" office:value="0.0987492374" calcext:value-type="float">
            <text:p>0.0987492374</text:p>
          </table:table-cell>
          <table:table-cell table:number-columns-repeated="2"/>
          <table:table-cell table:formula="of:=[.C24]*27.211" office:value-type="float" office:value="3.21823299716" calcext:value-type="float">
            <text:p>3.218</text:p>
          </table:table-cell>
          <table:table-cell table:formula="of:=[.D24]*27.211" office:value-type="float" office:value="2.6870654988914" calcext:value-type="float">
            <text:p>2.687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3070138" calcext:value-type="float">
            <text:p>0.13070138</text:p>
          </table:table-cell>
          <table:table-cell office:value-type="float" office:value="0.1068489012" calcext:value-type="float">
            <text:p>0.1068489012</text:p>
          </table:table-cell>
          <table:table-cell table:number-columns-repeated="2"/>
          <table:table-cell table:formula="of:=[.C25]*27.211" office:value-type="float" office:value="3.55651525118" calcext:value-type="float">
            <text:p>3.557</text:p>
          </table:table-cell>
          <table:table-cell table:formula="of:=[.D25]*27.211" office:value-type="float" office:value="2.9074654505532" calcext:value-type="float">
            <text:p>2.907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8099398939053" calcext:value-type="float">
            <text:p>0.148099398939053</text:p>
          </table:table-cell>
          <table:table-cell table:number-columns-repeated="3"/>
          <table:table-cell table:formula="of:=[.C32]*27.211" office:value-type="float" office:value="4.02993274453057" calcext:value-type="float">
            <text:p>4.03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82044260117036" calcext:value-type="float">
            <text:p>0.182044260117036</text:p>
          </table:table-cell>
          <table:table-cell table:number-columns-repeated="3"/>
          <table:table-cell table:formula="of:=[.C33]*27.211" office:value-type="float" office:value="4.95360636204467" calcext:value-type="float">
            <text:p>4.9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91510972880126" calcext:value-type="float">
            <text:p>0.191510972880126</text:p>
          </table:table-cell>
          <table:table-cell table:number-columns-repeated="3"/>
          <table:table-cell table:formula="of:=[.C34]*27.211" office:value-type="float" office:value="5.21120508304111" calcext:value-type="float">
            <text:p>5.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2034103545" calcext:value-type="float">
            <text:p>0.2034103545</text:p>
          </table:table-cell>
          <table:table-cell office:value-type="float" office:value="0.1855651613" calcext:value-type="float">
            <text:p>0.1855651613</text:p>
          </table:table-cell>
          <table:table-cell office:value-type="float" office:value="0.177487451" calcext:value-type="float">
            <text:p>0.177487451</text:p>
          </table:table-cell>
          <table:table-cell/>
          <table:table-cell table:formula="of:=[.C40]*27.211" office:value-type="float" office:value="5.5349991562995" calcext:value-type="float">
            <text:p>5.535</text:p>
          </table:table-cell>
          <table:table-cell table:formula="of:=[.D40]*27.211" office:value-type="float" office:value="5.0494136041343" calcext:value-type="float">
            <text:p>5.049</text:p>
          </table:table-cell>
          <table:table-cell table:formula="of:=[.E40]*27.211" office:value-type="float" office:value="4.829611029161" calcext:value-type="float">
            <text:p>4.83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2057346868" calcext:value-type="float">
            <text:p>0.2057346868</text:p>
          </table:table-cell>
          <table:table-cell office:value-type="float" office:value="0.1860730649" calcext:value-type="float">
            <text:p>0.1860730649</text:p>
          </table:table-cell>
          <table:table-cell office:value-type="float" office:value="0.178699922" calcext:value-type="float">
            <text:p>0.178699922</text:p>
          </table:table-cell>
          <table:table-cell/>
          <table:table-cell table:formula="of:=[.C41]*27.211" office:value-type="float" office:value="5.5982465625148" calcext:value-type="float">
            <text:p>5.598</text:p>
          </table:table-cell>
          <table:table-cell table:formula="of:=[.D41]*27.211" office:value-type="float" office:value="5.0632341689939" calcext:value-type="float">
            <text:p>5.063</text:p>
          </table:table-cell>
          <table:table-cell table:formula="of:=[.E41]*27.211" office:value-type="float" office:value="4.862603577542" calcext:value-type="float">
            <text:p>4.863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209998142" calcext:value-type="float">
            <text:p>0.209998142</text:p>
          </table:table-cell>
          <table:table-cell office:value-type="float" office:value="0.1937760713" calcext:value-type="float">
            <text:p>0.1937760713</text:p>
          </table:table-cell>
          <table:table-cell office:value-type="float" office:value="0.1870900308" calcext:value-type="float">
            <text:p>0.1870900308</text:p>
          </table:table-cell>
          <table:table-cell/>
          <table:table-cell table:formula="of:=[.C42]*27.211" office:value-type="float" office:value="5.714259441962" calcext:value-type="float">
            <text:p>5.714</text:p>
          </table:table-cell>
          <table:table-cell table:formula="of:=[.D42]*27.211" office:value-type="float" office:value="5.2728406761443" calcext:value-type="float">
            <text:p>5.273</text:p>
          </table:table-cell>
          <table:table-cell table:formula="of:=[.E42]*27.211" office:value-type="float" office:value="5.0909068280988" calcext:value-type="float">
            <text:p>5.0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635718266" calcext:value-type="float">
            <text:p>0.1635718266</text:p>
          </table:table-cell>
          <table:table-cell office:value-type="float" office:value="0.1305778491" calcext:value-type="float">
            <text:p>0.1305778491</text:p>
          </table:table-cell>
          <table:table-cell table:number-columns-repeated="2"/>
          <table:table-cell table:formula="of:=[.C46]*27.211" office:value-type="float" office:value="4.4509529736126" calcext:value-type="float">
            <text:p>4.451</text:p>
          </table:table-cell>
          <table:table-cell table:formula="of:=[.D46]*27.211" office:value-type="float" office:value="3.5531538518601" calcext:value-type="float">
            <text:p>3.553</text:p>
          </table:table-cell>
          <table:table-cell table:formula="of:=[.E46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6975046" calcext:value-type="float">
            <text:p>0.16975046</text:p>
          </table:table-cell>
          <table:table-cell office:value-type="float" office:value="0.136655299" calcext:value-type="float">
            <text:p>0.136655299</text:p>
          </table:table-cell>
          <table:table-cell table:number-columns-repeated="2"/>
          <table:table-cell table:formula="of:=[.C47]*27.211" office:value-type="float" office:value="4.61907976706" calcext:value-type="float">
            <text:p>4.619</text:p>
          </table:table-cell>
          <table:table-cell table:formula="of:=[.D47]*27.211" office:value-type="float" office:value="3.718527341089" calcext:value-type="float">
            <text:p>3.719</text:p>
          </table:table-cell>
          <table:table-cell table:formula="of:=[.E47]*27.211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709913791" calcext:value-type="float">
            <text:p>0.1709913791</text:p>
          </table:table-cell>
          <table:table-cell office:value-type="float" office:value="0.1408539184" calcext:value-type="float">
            <text:p>0.1408539184</text:p>
          </table:table-cell>
          <table:table-cell table:number-columns-repeated="2"/>
          <table:table-cell table:formula="of:=[.C48]*27.211" office:value-type="float" office:value="4.6528464166901" calcext:value-type="float">
            <text:p>4.653</text:p>
          </table:table-cell>
          <table:table-cell table:formula="of:=[.D48]*27.211" office:value-type="float" office:value="3.8327759735824" calcext:value-type="float">
            <text:p>3.833</text:p>
          </table:table-cell>
          <table:table-cell table:formula="of:=[.E48]*27.211" office:value-type="float" office:value="0" calcext:value-type="float">
            <text:p>0.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TZ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ragmen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295282297" calcext:value-type="float">
            <text:p>0.1295282297</text:p>
          </table:table-cell>
          <table:table-cell office:value-type="float" office:value="0.1210135723" calcext:value-type="float">
            <text:p>0.1210135723</text:p>
          </table:table-cell>
          <table:table-cell table:number-columns-repeated="2"/>
          <table:table-cell table:formula="of:=[.C59]*27.211" office:value-type="float" office:value="3.5245926583667" calcext:value-type="float">
            <text:p>3.525</text:p>
          </table:table-cell>
          <table:table-cell table:formula="of:=[.D59]*27.211" office:value-type="float" office:value="3.2929003158553" calcext:value-type="float">
            <text:p>3.293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522924378" calcext:value-type="float">
            <text:p>0.1522924378</text:p>
          </table:table-cell>
          <table:table-cell office:value-type="float" office:value="0.1365745886" calcext:value-type="float">
            <text:p>0.1365745886</text:p>
          </table:table-cell>
          <table:table-cell table:number-columns-repeated="2"/>
          <table:table-cell table:formula="of:=[.C60]*27.211" office:value-type="float" office:value="4.1440295249758" calcext:value-type="float">
            <text:p>4.144</text:p>
          </table:table-cell>
          <table:table-cell table:formula="of:=[.D60]*27.211" office:value-type="float" office:value="3.7163311303946" calcext:value-type="float">
            <text:p>3.716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624547216" calcext:value-type="float">
            <text:p>0.1624547216</text:p>
          </table:table-cell>
          <table:table-cell office:value-type="float" office:value="0.1507910555" calcext:value-type="float">
            <text:p>0.1507910555</text:p>
          </table:table-cell>
          <table:table-cell table:number-columns-repeated="2"/>
          <table:table-cell table:formula="of:=[.C61]*27.211" office:value-type="float" office:value="4.4205554294576" calcext:value-type="float">
            <text:p>4.421</text:p>
          </table:table-cell>
          <table:table-cell table:formula="of:=[.D61]*27.211" office:value-type="float" office:value="4.1031754112105" calcext:value-type="float">
            <text:p>4.1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C(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06100129" calcext:value-type="float">
            <text:p>0.06100129</text:p>
          </table:table-cell>
          <table:table-cell table:number-columns-repeated="3"/>
          <table:table-cell table:formula="of:=[.C65]*27.211" office:value-type="float" office:value="1.65990610219" calcext:value-type="float">
            <text:p>1.660</text:p>
          </table:table-cell>
          <table:table-cell table:formula="of:=[.D65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09476108" calcext:value-type="float">
            <text:p>0.09476108</text:p>
          </table:table-cell>
          <table:table-cell table:number-columns-repeated="3"/>
          <table:table-cell table:formula="of:=[.C66]*27.211" office:value-type="float" office:value="2.57854374788" calcext:value-type="float">
            <text:p>2.579</text:p>
          </table:table-cell>
          <table:table-cell table:formula="of:=[.D66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0568192" calcext:value-type="float">
            <text:p>0.10568192</text:p>
          </table:table-cell>
          <table:table-cell table:number-columns-repeated="3"/>
          <table:table-cell table:formula="of:=[.C67]*27.211" office:value-type="float" office:value="2.87571072512" calcext:value-type="float">
            <text:p>2.876</text:p>
          </table:table-cell>
          <table:table-cell table:formula="of:=[.D67]*27.211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ithout defect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eriodic CIS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Exc 1</text:p>
          </table:table-cell>
          <table:table-cell/>
          <table:table-cell office:value-type="float" office:value="0.1463199371015" calcext:value-type="float">
            <text:p>0.1463199371015</text:p>
          </table:table-cell>
          <table:table-cell table:number-columns-repeated="3"/>
          <table:table-cell table:formula="of:=[.C74]*27.211" office:value-type="float" office:value="3.98151180846892" calcext:value-type="float">
            <text:p>3.98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2</text:p>
          </table:table-cell>
          <table:table-cell/>
          <table:table-cell office:value-type="float" office:value="0.179738709492026" calcext:value-type="float">
            <text:p>0.179738709492026</text:p>
          </table:table-cell>
          <table:table-cell table:number-columns-repeated="3"/>
          <table:table-cell table:formula="of:=[.C75]*27.211" office:value-type="float" office:value="4.89087002398752" calcext:value-type="float">
            <text:p>4.89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c 3</text:p>
          </table:table-cell>
          <table:table-cell/>
          <table:table-cell office:value-type="float" office:value="0.18910965299676" calcext:value-type="float">
            <text:p>0.18910965299676</text:p>
          </table:table-cell>
          <table:table-cell table:number-columns-repeated="3"/>
          <table:table-cell table:formula="of:=[.C76]*27.211" office:value-type="float" office:value="5.14586276769484" calcext:value-type="float">
            <text:p>5.146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7:25:06.114313663</meta:creation-date>
    <dc:date>2026-03-10T12:24:17.547184645</dc:date>
    <meta:editing-duration>PT13H56M44S</meta:editing-duration>
    <meta:editing-cycles>28</meta:editing-cycles>
    <meta:generator>LibreOffice/25.8.5.2$Linux_X86_64 LibreOffice_project/252c20f6956e3db0b52e6e2f9dda67263513c8fc</meta:generator>
    <meta:document-statistic meta:table-count="2" meta:cell-count="639" meta:object-count="0"/>
  </office:meta>
</office:document-meta>
</file>